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759d" officeooo:paragraph-rsid="0006759d"/>
    </style:style>
    <style:style style:name="P2" style:family="paragraph" style:parent-style-name="Standard">
      <style:text-properties officeooo:paragraph-rsid="0006759d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letter-spacing="normal"/>
    </style:style>
    <style:style style:name="T1" style:family="text">
      <style:text-properties officeooo:rsid="0006759d"/>
    </style:style>
    <style:style style:name="T2" style:family="text">
      <style:text-properties officeooo:rsid="00076f21"/>
    </style:style>
    <style:style style:name="T3" style:family="text">
      <style:text-properties officeooo:rsid="00077750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officeooo:rsid="000ac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meeting 2020/01/07:</text:p>
      <text:p text:style-name="P1"/>
      <text:p text:style-name="P1">- Reproduce comparison for LIME and LRP?</text:p>
      <text:p text:style-name="P1">- Existing implementation is in Tensorflow, convert to Pytorch?</text:p>
      <text:p text:style-name="P1">- <text:span text:style-name="T2">Standard deviation report for 10-fold cross validation</text:span></text:p>
      <text:p text:style-name="P1">- <text:span text:style-name="T3">Procurement fraud dataset not fully publicly available, same for brain imaging</text:span></text:p>
      <text:p text:style-name="P2"><text:span text:style-name="T1">- </text:span><text:span text:style-name="T4">. The</text:span></text:p>
      <text:p text:style-name="P3"><text:span text:style-name="T5">model(s) and all the other </text:span><text:span text:style-name="T6">fi</text:span><text:span text:style-name="T5">les needs to be generate the</text:span></text:p>
      <text:p text:style-name="P3"><text:span text:style-name="T5">results should be in separated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1:21:22.925202464</meta:creation-date>
    <dc:date>2020-01-07T13:00:31.800614620</dc:date>
    <meta:editing-duration>PT1H39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8" meta:character-count="363" meta:non-whitespace-character-count="312"/>
  </office:meta>
</office:document-meta>
</file>